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12cm" fo:min-width="0.26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8cm" fo:min-width="0.228cm" fo:padding-top="0.142cm" fo:padding-bottom="0.142cm" fo:padding-left="0.267cm" fo:padding-right="0.267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Times New Roman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3.032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79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56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18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32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794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56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18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032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3.794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556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5.318cm" svg:y="5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0.254cm" svg:x="2.905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4cm" svg:height="0.254cm" svg:x="5.928cm" svg:y="3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59cm" svg:height="0.954cm" svg:x="2.016cm" svg:y="5.445cm">
          <draw:text-box>
            <text:p><text:span text:style-name="T1">A</text:span></text:p>
          </draw:text-box>
        </draw:frame>
        <draw:frame draw:style-name="gr4" draw:text-style-name="P3" draw:layer="layout" svg:width="0.925cm" svg:height="0.954cm" svg:x="6.117cm" svg:y="3.045cm">
          <draw:text-box>
            <text:p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24T00:13:55.241000000</meta:creation-date>
    <dc:date>2021-05-24T00:16:45.475000000</dc:date>
    <meta:editing-duration>PT2M50S</meta:editing-duration>
    <meta:editing-cycles>1</meta:editing-cycles>
    <meta:document-statistic meta:object-count="16"/>
    <meta:generator>LibreOffice/6.3.2.2$Windows_X86_64 LibreOffice_project/98b30e735bda24bc04ab42594c85f7fd8be07b9c</meta:generator>
  </office:meta>
</office:document-meta>
</file>